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 fo:min-height="0.654cm" fo:min-width="2.404cm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0.654cm" fo:min-width="2.404cm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654cm" fo:min-width="2.404cm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654cm" fo:min-width="2.404cm"/>
    </style:style>
    <style:style style:name="gr5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604cm" fo:min-width="1.554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cm" draw:marker-start-width="0.38cm" draw:marker-end-width="0.38cm" draw:fill="solid" draw:fill-color="#83caff" draw:textarea-horizontal-align="justify" draw:textarea-vertical-align="middle" draw:auto-grow-height="false" fo:min-height="0.604cm" fo:min-width="2.254cm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2.743cm"/>
    </style:style>
    <style:style style:name="gr8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604cm" fo:min-width="1.454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604cm" fo:min-width="3.354cm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604cm" fo:min-width="0.554cm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solid" draw:fill-color="#ffd320" draw:textarea-horizontal-align="justify" draw:textarea-vertical-align="middle" draw:auto-grow-height="false" fo:min-height="0.654cm" fo:min-width="2.004cm"/>
    </style:style>
    <style:style style:name="gr12" style:family="graphic" style:parent-style-name="standard">
      <style:graphic-properties svg:stroke-width="0.05cm" svg:stroke-color="#000000" draw:marker-start-width="0.38cm" draw:marker-end-width="0.38cm" draw:fill="solid" draw:fill-color="#ffffff" draw:textarea-horizontal-align="justify" draw:textarea-vertical-align="middle" draw:auto-grow-height="false" fo:min-height="0.604cm" fo:min-width="8.354cm" fo:padding-top="0.15cm" fo:padding-bottom="0.15cm" fo:padding-left="0.275cm" fo:padding-right="0.275cm"/>
    </style:style>
    <style:style style:name="gr13" style:family="graphic" style:parent-style-name="standard">
      <style:graphic-properties draw:stroke="dash" draw:stroke-dash="Fine_20_Dashed" svg:stroke-width="0.02cm" draw:marker-start-width="0.24cm" draw:marker-end-width="0.24cm" svg:stroke-opacity="85%" draw:textarea-horizontal-align="center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2.743cm"/>
    </style:style>
    <style:style style:name="gr15" style:family="graphic" style:parent-style-name="standard">
      <style:graphic-properties draw:stroke="none" draw:fill="solid" draw:fill-color="#c5000b" draw:textarea-horizontal-align="justify" draw:textarea-vertical-align="middle" draw:auto-grow-height="false" fo:min-height="0.654cm" fo:min-width="2.004cm"/>
    </style:style>
    <style:style style:name="gr16" style:family="graphic" style:parent-style-name="standard">
      <style:graphic-properties svg:stroke-width="0.05cm" draw:marker-start-width="0.275cm" draw:marker-end-width="0.275cm" draw:textarea-horizontal-align="center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Fine_20_Dashed" svg:stroke-width="0.02cm" draw:marker-start-width="0.25cm" draw:marker-end-width="0.25cm" svg:stroke-opacity="85%" draw:textarea-horizontal-align="center" fo:padding-top="0.135cm" fo:padding-bottom="0.135cm" fo:padding-left="0.26cm" fo:padding-right="0.26cm"/>
    </style:style>
    <style:style style:name="gr18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654cm" fo:min-width="2.404cm"/>
    </style:style>
    <style:style style:name="gr19" style:family="graphic" style:parent-style-name="standard">
      <style:graphic-properties draw:stroke="none" draw:fill="solid" draw:fill-color="#579d1c" draw:textarea-horizontal-align="justify" draw:textarea-vertical-align="middle" draw:auto-grow-height="false" fo:min-height="0.654cm" fo:min-width="2.00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4cm" fo:min-width="2.743cm"/>
    </style:style>
    <style:style style:name="gr21" style:family="graphic" style:parent-style-name="standard">
      <style:graphic-properties draw:stroke="solid" svg:stroke-width="0.05cm" draw:marker-start="" draw:marker-start-width="0.455cm" draw:marker-end="" draw:marker-end-width="0.455cm" draw:fill="solid" draw:fill-color="#ff420e" draw:textarea-horizontal-align="justify" draw:textarea-vertical-align="middle" draw:auto-grow-height="false" fo:min-height="0.604cm" fo:min-width="2.354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.05cm" draw:marker-start="" draw:marker-start-width="0.455cm" draw:marker-end="" draw:marker-end-width="0.455cm" draw:fill="solid" draw:fill-color="#83caff" draw:textarea-horizontal-align="justify" draw:textarea-vertical-align="middle" draw:auto-grow-height="false" fo:min-height="0.604cm" fo:min-width="2.354cm" fo:padding-top="0.15cm" fo:padding-bottom="0.15cm" fo:padding-left="0.275cm" fo:padding-right="0.275cm"/>
    </style:style>
    <style:style style:name="gr23" style:family="graphic" style:parent-style-name="standard">
      <style:graphic-properties draw:stroke="solid" svg:stroke-width="0.05cm" draw:marker-start="" draw:marker-start-width="0.455cm" draw:marker-end="" draw:marker-end-width="0.455cm" draw:fill="solid" draw:fill-color="#ffd320" draw:textarea-horizontal-align="justify" draw:textarea-vertical-align="middle" draw:auto-grow-height="false" fo:min-height="0.604cm" fo:min-width="2.354cm" fo:padding-top="0.15cm" fo:padding-bottom="0.15cm" fo:padding-left="0.275cm" fo:padding-right="0.275cm"/>
    </style:style>
    <style:style style:name="gr24" style:family="graphic" style:parent-style-name="standard">
      <style:graphic-properties draw:stroke="solid" svg:stroke-width="0.05cm" draw:marker-start="" draw:marker-start-width="0.455cm" draw:marker-end="" draw:marker-end-width="0.455cm" draw:fill="solid" draw:fill-color="#c5000b" draw:textarea-horizontal-align="justify" draw:textarea-vertical-align="middle" draw:auto-grow-height="false" fo:min-height="0.604cm" fo:min-width="2.354cm" fo:padding-top="0.15cm" fo:padding-bottom="0.15cm" fo:padding-left="0.275cm" fo:padding-right="0.275cm"/>
    </style:style>
    <style:style style:name="gr25" style:family="graphic" style:parent-style-name="standard">
      <style:graphic-properties draw:stroke="solid" svg:stroke-width="0.05cm" draw:marker-start="" draw:marker-start-width="0.455cm" draw:marker-end="" draw:marker-end-width="0.455cm" draw:fill="solid" draw:fill-color="#ffd320" draw:textarea-horizontal-align="justify" draw:textarea-vertical-align="middle" draw:auto-grow-height="false" fo:min-height="0.604cm" fo:min-width="1.954cm" fo:padding-top="0.15cm" fo:padding-bottom="0.15cm" fo:padding-left="0.275cm" fo:padding-right="0.275cm"/>
    </style:style>
    <style:style style:name="gr26" style:family="graphic" style:parent-style-name="standard">
      <style:graphic-properties draw:stroke="dash" draw:stroke-dash="Fine_20_Dashed" svg:stroke-width="0.05cm" draw:marker-start="" draw:marker-start-width="0.335cm" draw:marker-end="" draw:marker-end-width="0.335cm" svg:stroke-opacity="85%" draw:textarea-horizontal-align="center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3cm" fo:min-width="2.743cm"/>
    </style:style>
    <style:style style:name="gr28" style:family="graphic" style:parent-style-name="standard">
      <style:graphic-properties draw:stroke="solid" svg:stroke-width="0.05cm" draw:marker-start="" draw:marker-start-width="0.455cm" draw:marker-end="" draw:marker-end-width="0.455cm" draw:fill="solid" draw:fill-color="#c5000b" draw:textarea-horizontal-align="justify" draw:textarea-vertical-align="middle" draw:auto-grow-height="false" fo:min-height="0.604cm" fo:min-width="1.954cm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3cm" fo:min-width="2.743cm"/>
    </style:style>
    <style:style style:name="gr30" style:family="graphic" style:parent-style-name="standard">
      <style:graphic-properties draw:stroke="dash" draw:stroke-dash="Fine_20_Dashed" svg:stroke-width="0.05cm" draw:marker-start="" draw:marker-start-width="0.345cm" draw:marker-end="" draw:marker-end-width="0.345cm" svg:stroke-opacity="85%" draw:textarea-horizontal-align="center" fo:padding-top="0.15cm" fo:padding-bottom="0.15cm" fo:padding-left="0.275cm" fo:padding-right="0.275cm"/>
    </style:style>
    <style:style style:name="gr31" style:family="graphic" style:parent-style-name="standard">
      <style:graphic-properties draw:stroke="solid" svg:stroke-width="0.05cm" draw:marker-start="" draw:marker-start-width="0.455cm" draw:marker-end="" draw:marker-end-width="0.455cm" draw:fill="solid" draw:fill-color="#579d1c" draw:textarea-horizontal-align="justify" draw:textarea-vertical-align="middle" draw:auto-grow-height="false" fo:min-height="0.604cm" fo:min-width="2.354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svg:stroke-color="#000000" draw:marker-start="" draw:marker-start-width="0.38cm" draw:marker-end="" draw:marker-end-width="0.38cm" draw:fill="solid" draw:fill-color="#ffffff" draw:textarea-horizontal-align="justify" draw:textarea-vertical-align="middle" draw:auto-grow-height="false" fo:min-height="0.604cm" fo:min-width="1.554cm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.05cm" draw:marker-start="" draw:marker-start-width="0.455cm" draw:marker-end="" draw:marker-end-width="0.455cm" draw:fill="solid" draw:fill-color="#579d1c" draw:textarea-horizontal-align="justify" draw:textarea-vertical-align="middle" draw:auto-grow-height="false" fo:min-height="0.604cm" fo:min-width="1.954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420e"/>
      <style:paragraph-properties fo:text-align="center"/>
      <style:text-properties style:font-name="Hack1" fo:font-size="12pt" fo:font-weight="bold" style:font-size-asian="10.5pt" style:font-weight-asian="bold" style:font-size-complex="10.5pt" style:font-weight-complex="bold"/>
    </style:style>
    <style:style style:name="P3" style:family="paragraph">
      <loext:graphic-properties draw:fill="solid" draw:fill-color="#83caff"/>
      <style:paragraph-properties fo:text-align="center"/>
      <style:text-properties style:font-name="Hack1" fo:font-size="12pt" fo:font-weight="bold" style:font-size-asian="10.5pt" style:font-weight-asian="bold" style:font-size-complex="10.5pt" style:font-weight-complex="bold"/>
    </style:style>
    <style:style style:name="P4" style:family="paragraph">
      <loext:graphic-properties draw:fill="solid" draw:fill-color="#ffd320"/>
      <style:paragraph-properties fo:text-align="center"/>
      <style:text-properties style:font-name="Hack1" fo:font-size="12pt" fo:font-weight="bold" style:font-size-asian="11pt" style:font-weight-asian="bold" style:font-size-complex="11pt" style:font-weight-complex="bold"/>
    </style:style>
    <style:style style:name="P5" style:family="paragraph">
      <loext:graphic-properties draw:fill="solid" draw:fill-color="#c5000b"/>
      <style:paragraph-properties fo:text-align="center"/>
      <style:text-properties fo:color="#ffffff" style:font-name="Hack1" fo:font-size="12pt" fo:font-weight="bold" style:font-size-asian="11pt" style:font-weight-asian="bold" style:font-size-complex="11pt" style:font-weight-complex="bold"/>
    </style:style>
    <style:style style:name="P6" style:family="paragraph">
      <loext:graphic-properties draw:fill="solid" draw:fill-color="#ffffff"/>
      <style:paragraph-properties fo:text-align="center"/>
      <style:text-properties fo:color="#ff420e" style:font-name="Hack1" fo:font-size="12pt" fo:font-weight="bold" style:font-size-asian="10.5pt" style:font-weight-asian="bold" style:font-size-complex="10.5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fo:color="#0084d1" style:font-name="Hack1" fo:font-size="12pt" fo:font-weight="bold" style:font-size-asian="10.5pt" style:font-weight-asian="bold" style:font-size-complex="10.5pt" style:font-weight-complex="bold"/>
    </style:style>
    <style:style style:name="P8" style:family="paragraph">
      <loext:graphic-properties draw:fill="solid" draw:fill-color="#ffffff"/>
      <style:paragraph-properties fo:text-align="center"/>
      <style:text-properties fo:color="#c5000b" style:font-name="Hack1" fo:font-size="12pt" fo:font-weight="bold" style:font-size-asian="10.5pt" style:font-weight-asian="bold" style:font-size-complex="10.5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fo:color="#ff950e" style:font-name="Hack1" fo:font-size="12pt" fo:text-shadow="none" fo:font-weight="bold" style:font-size-asian="10.5pt" style:font-weight-asian="bold" style:font-size-complex="10.5pt" style:font-weight-complex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style:font-name="Hack1" fo:font-size="10.5pt" fo:font-weight="bold" style:font-size-asian="10.5pt" style:font-weight-asian="bold" style:font-size-complex="10.5pt" style:font-weight-complex="bold"/>
    </style:style>
    <style:style style:name="P12" style:family="paragraph">
      <loext:graphic-properties draw:fill="solid" draw:fill-color="#ffffff"/>
      <style:paragraph-properties fo:text-align="center"/>
      <style:text-properties fo:color="#000000" style:font-name="Hack1" fo:font-size="12pt" fo:font-weight="bold" style:font-size-asian="10.5pt" style:font-weight-asian="bold" style:font-size-complex="10.5pt" style:font-weight-complex="bold"/>
    </style:style>
    <style:style style:name="P13" style:family="paragraph">
      <loext:graphic-properties draw:fill="solid" draw:fill-color="#ffd320"/>
      <style:paragraph-properties fo:text-align="center"/>
      <style:text-properties style:font-name="Hack1" fo:font-size="12pt" fo:font-weight="bold" style:font-size-asian="10.5pt" style:font-weight-asian="bold" style:font-size-complex="10.5pt" style:font-weight-complex="bold"/>
    </style:style>
    <style:style style:name="P14" style:family="paragraph">
      <style:paragraph-properties fo:text-align="center"/>
      <style:text-properties style:font-name="Hack1" fo:font-size="12pt"/>
    </style:style>
    <style:style style:name="P15" style:family="paragraph">
      <loext:graphic-properties draw:fill="solid" draw:fill-color="#c5000b"/>
      <style:paragraph-properties fo:text-align="center"/>
      <style:text-properties fo:color="#ffffff" style:font-name="Hack1" fo:font-size="12pt" fo:font-weight="bold" style:font-size-asian="10.5pt" style:font-weight-asian="bold" style:font-size-complex="10.5pt" style:font-weight-complex="bold"/>
    </style:style>
    <style:style style:name="P16" style:family="paragraph">
      <loext:graphic-properties draw:fill="solid" draw:fill-color="#579d1c"/>
      <style:paragraph-properties fo:text-align="center"/>
      <style:text-properties fo:color="#ffffff" style:font-name="Hack1" fo:font-size="12pt" fo:text-shadow="none" fo:font-weight="bold" style:font-size-asian="11pt" style:font-weight-asian="bold" style:font-size-complex="11pt" style:font-weight-complex="bold"/>
    </style:style>
    <style:style style:name="P17" style:family="paragraph">
      <loext:graphic-properties draw:fill="solid" draw:fill-color="#ffffff"/>
      <style:paragraph-properties fo:text-align="center"/>
      <style:text-properties fo:color="#579d1c" style:font-name="Hack1" fo:font-size="12pt" fo:font-weight="bold" style:font-size-asian="10.5pt" style:font-weight-asian="bold" style:font-size-complex="10.5pt" style:font-weight-complex="bold"/>
    </style:style>
    <style:style style:name="P18" style:family="paragraph">
      <loext:graphic-properties draw:fill="solid" draw:fill-color="#579d1c"/>
      <style:paragraph-properties fo:text-align="center"/>
      <style:text-properties fo:color="#ffffff" style:font-name="Hack1" fo:font-size="12pt" fo:text-shadow="none" fo:font-weight="bold" style:font-size-asian="10.5pt" style:font-weight-asian="bold" style:font-size-complex="10.5pt" style:font-weight-complex="bold"/>
    </style:style>
    <style:style style:name="T1" style:family="text">
      <style:text-properties style:font-name="Hack1" fo:font-size="12pt" fo:font-weight="bold" style:font-size-asian="10.5pt" style:font-weight-asian="bold" style:font-size-complex="10.5pt" style:font-weight-complex="bold"/>
    </style:style>
    <style:style style:name="T2" style:family="text">
      <style:text-properties style:font-name="Hack1" fo:font-size="12pt" fo:font-weight="bold" style:font-size-asian="11pt" style:font-weight-asian="bold" style:font-size-complex="11pt" style:font-weight-complex="bold"/>
    </style:style>
    <style:style style:name="T3" style:family="text">
      <style:text-properties fo:color="#ffffff" style:font-name="Hack1" fo:font-size="12pt" fo:font-weight="bold" style:font-size-asian="11pt" style:font-weight-asian="bold" style:font-size-complex="11pt" style:font-weight-complex="bold"/>
    </style:style>
    <style:style style:name="T4" style:family="text">
      <style:text-properties fo:color="#ff420e" style:font-name="Hack1" fo:font-size="12pt" fo:font-weight="bold" style:font-size-asian="10.5pt" style:font-weight-asian="bold" style:font-size-complex="10.5pt" style:font-weight-complex="bold"/>
    </style:style>
    <style:style style:name="T5" style:family="text">
      <style:text-properties fo:color="#0084d1" style:font-name="Hack1" fo:font-size="12pt" fo:font-weight="bold" style:font-size-asian="10.5pt" style:font-weight-asian="bold" style:font-size-complex="10.5pt" style:font-weight-complex="bold"/>
    </style:style>
    <style:style style:name="T6" style:family="text">
      <style:text-properties fo:color="#c5000b" style:font-name="Hack1" fo:font-size="12pt" fo:font-weight="bold" style:font-size-asian="10.5pt" style:font-weight-asian="bold" style:font-size-complex="10.5pt" style:font-weight-complex="bold"/>
    </style:style>
    <style:style style:name="T7" style:family="text">
      <style:text-properties fo:color="#ff950e" style:font-name="Hack1" fo:font-size="12pt" fo:text-shadow="none" fo:font-weight="bold" style:font-size-asian="10.5pt" style:font-weight-asian="bold" style:font-size-complex="10.5pt" style:font-weight-complex="bold"/>
    </style:style>
    <style:style style:name="T8" style:family="text">
      <style:text-properties style:font-name="Hack1"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color="#000000" style:font-name="Hack1" fo:font-size="12pt" fo:font-weight="bold" style:font-size-asian="10.5pt" style:font-weight-asian="bold" style:font-size-complex="10.5pt" style:font-weight-complex="bold"/>
    </style:style>
    <style:style style:name="T10" style:family="text">
      <style:text-properties fo:color="#ffffff" style:font-name="Hack1" fo:font-size="12pt" fo:font-weight="bold" style:font-size-asian="10.5pt" style:font-weight-asian="bold" style:font-size-complex="10.5pt" style:font-weight-complex="bold"/>
    </style:style>
    <style:style style:name="T11" style:family="text">
      <style:text-properties fo:color="#ffffff" style:font-name="Hack1" fo:font-size="12pt" fo:text-shadow="none" fo:font-weight="bold" style:font-size-asian="11pt" style:font-weight-asian="bold" style:font-size-complex="11pt" style:font-weight-complex="bold"/>
    </style:style>
    <style:style style:name="T12" style:family="text">
      <style:text-properties fo:color="#579d1c" style:font-name="Hack1" fo:font-size="12pt" fo:font-weight="bold" style:font-size-asian="10.5pt" style:font-weight-asian="bold" style:font-size-complex="10.5pt" style:font-weight-complex="bold"/>
    </style:style>
    <style:style style:name="T13" style:family="text">
      <style:text-properties fo:color="#ffffff" style:font-name="Hack1" fo:font-size="12pt" fo:text-shadow="none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1cm" svg:x="3.4cm" svg:y="12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cm" svg:height="1cm" svg:x="3.4cm" svg:y="10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cm" svg:height="1cm" svg:x="3.4cm" svg:y="7.8cm">
          <text:p text:style-name="P1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cm" svg:x="3.4cm" svg:y="5cm">
          <text:p text:style-name="P1"><text:span text:style-name="T3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2cm" svg:height="1cm" svg:x="1.2cm" svg:y="12cm">
          <text:p text:style-name="P1"><text:span text:style-name="T4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2cm" svg:height="1cm" svg:x="1.2cm" svg:y="10cm">
          <text:p text:style-name="P1"><text:span text:style-name="T5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.2cm" svg:height="1cm" svg:x="1.2cm" svg:y="5cm">
          <text:p text:style-name="P1"><text:span text:style-name="T6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2cm" svg:height="1cm" svg:x="1.2cm" svg:y="7.8cm">
          <text:p text:style-name="P1"><text:span text:style-name="T7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9cm" svg:height="1cm" svg:x="9.5cm" svg:y="10cm">
          <text:p text:style-name="P1"><text:span text:style-name="T1">adresse MAC</text:span></text:p>
          <text:p text:style-name="P1"><text:span text:style-name="T1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2.525cm" svg:height="0.683cm" svg:x="6.8cm" svg:y="11cm">
          <draw:text-box>
            <text:p text:style-name="P10"><text:span text:style-name="T8">6 octets</text:span></text:p>
          </draw:text-box>
        </draw:frame>
        <draw:custom-shape draw:style-name="gr8" draw:text-style-name="P7" draw:layer="layout" svg:width="2.1cm" svg:height="1cm" svg:x="12.4cm" svg:y="10cm">
          <text:p text:style-name="P1"><text:span text:style-name="T5">type/</text:span></text:p>
          <text:p text:style-name="P1"><text:span text:style-name="T5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4cm" svg:height="1cm" svg:x="14.5cm" svg:y="10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.2cm" svg:height="1cm" svg:x="18.5cm" svg:y="10cm">
          <text:p text:style-name="P1"><text:span text:style-name="T5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6cm" svg:height="1cm" svg:x="8.2cm" svg:y="7.8cm">
          <text:p text:style-name="P1"><text:span text:style-name="T1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9cm" svg:height="1cm" svg:x="10.8cm" svg:y="7.8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4" draw:layer="layout" svg:x1="19.675cm" svg:y1="8.783cm" svg:x2="18.225cm" svg:y2="10.05cm">
          <text:p/>
        </draw:line>
        <draw:frame draw:style-name="gr14" draw:text-style-name="P11" draw:layer="layout" svg:width="8.875cm" svg:height="1.115cm" svg:x="10.625cm" svg:y="6.568cm">
          <draw:text-box>
            <text:p text:style-name="P10"><text:span text:style-name="T8">MTU: Maximum Transmit Unit = 1500 octets</text:span></text:p>
          </draw:text-box>
        </draw:frame>
        <draw:custom-shape draw:style-name="gr15" draw:text-style-name="P15" draw:layer="layout" svg:width="2.6cm" svg:height="1cm" svg:x="8.2cm" svg:y="5cm">
          <text:p text:style-name="P1"><text:span text:style-name="T10">en-tête</text:span></text:p>
          <text:p text:style-name="P1"><text:span text:style-name="T10">TCP ou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4.8cm" svg:height="0.683cm" svg:x="8.075cm" svg:y="5.914cm">
          <draw:text-box>
            <text:p text:style-name="P10"><text:span text:style-name="T8">20 octets + options</text:span></text:p>
          </draw:text-box>
        </draw:frame>
        <draw:custom-shape draw:style-name="gr12" draw:text-style-name="P12" draw:layer="layout" svg:width="9cm" svg:height="1cm" svg:x="10.8cm" svg:y="5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4" draw:layer="measurelines" svg:x1="8.2cm" svg:y1="7.5cm" svg:x2="19.8cm" svg:y2="7.5cm">
          <text:p/>
        </draw:line>
        <draw:frame draw:style-name="gr14" draw:text-style-name="P11" draw:layer="measurelines" svg:width="10.025cm" svg:height="1.115cm" svg:x="9.775cm" svg:y="3.843cm">
          <draw:text-box>
            <text:p text:style-name="P10"><text:span text:style-name="T8">MSS: Maximum Segment Size : 1440 à 1480 octets</text:span></text:p>
          </draw:text-box>
        </draw:frame>
        <draw:line draw:style-name="gr17" draw:text-style-name="P14" draw:layer="measurelines" svg:x1="8.35cm" svg:y1="8.833cm" svg:x2="14.325cm" svg:y2="9.975cm">
          <text:p/>
        </draw:line>
        <draw:custom-shape draw:style-name="gr18" draw:text-style-name="P16" draw:layer="measurelines" svg:width="3cm" svg:height="1cm" svg:x="3.4cm" svg:y="2.4cm">
          <text:p text:style-name="P1"><text:span text:style-name="T1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7" draw:layer="measurelines" svg:width="2.2cm" svg:height="1cm" svg:x="1.2cm" svg:y="2.4cm">
          <text:p text:style-name="P1"><text:span text:style-name="T12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8" draw:layer="measurelines" svg:width="2.6cm" svg:height="1cm" svg:x="8.2cm" svg:y="2.4cm">
          <text:p text:style-name="P1"><text:span text:style-name="T13">en-tête</text:span></text:p>
          <text:p text:style-name="P1"><text:span text:style-name="T13">protoc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measurelines" svg:width="9cm" svg:height="1cm" svg:x="10.8cm" svg:y="2.4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4" draw:layer="measurelines" svg:x1="8.3cm" svg:y1="3.4cm" svg:x2="10.85cm" svg:y2="5.05cm">
          <text:p/>
        </draw:line>
        <draw:line draw:style-name="gr13" draw:text-style-name="P14" draw:layer="measurelines" svg:x1="8.35cm" svg:y1="6cm" svg:x2="10.8cm" svg:y2="7.825cm">
          <text:p/>
        </draw:line>
        <draw:line draw:style-name="gr13" draw:text-style-name="P14" draw:layer="measurelines" svg:x1="19.7cm" svg:y1="6cm" svg:x2="19.675cm" svg:y2="7.8cm">
          <text:p/>
        </draw:line>
        <draw:line draw:style-name="gr13" draw:text-style-name="P14" draw:layer="measurelines" svg:x1="19.7cm" svg:y1="3.38cm" svg:x2="19.7cm" svg:y2="4.975cm">
          <text:p/>
        </draw:line>
        <draw:line draw:style-name="gr16" draw:text-style-name="P14" draw:layer="measurelines" svg:x1="6.675cm" svg:y1="12.625cm" svg:x2="19.7cm" svg:y2="12.63cm">
          <text:p/>
        </draw:line>
        <draw:frame draw:style-name="gr7" draw:text-style-name="P11" draw:layer="measurelines" svg:width="3.075cm" svg:height="0.683cm" svg:x="11.525cm" svg:y="11.964cm">
          <draw:text-box>
            <text:p text:style-name="P10"><text:span text:style-name="T8">1518 octets</text:span></text:p>
          </draw:text-box>
        </draw:frame>
        <draw:custom-shape draw:style-name="gr6" draw:text-style-name="P3" draw:layer="layout" svg:width="2.9cm" svg:height="1cm" svg:x="6.6cm" svg:y="10cm">
          <text:p text:style-name="P1"><text:span text:style-name="T1">adresse MAC</text:span></text:p>
          <text:p text:style-name="P1"><text:span text:style-name="T1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2.624cm" svg:height="0.684cm" svg:x="9.701cm" svg:y="11cm">
          <draw:text-box>
            <text:p text:style-name="P10"><text:span text:style-name="T8">6 octets</text:span></text:p>
          </draw:text-box>
        </draw:frame>
        <draw:frame draw:style-name="gr14" draw:text-style-name="P11" draw:layer="layout" svg:width="2.524cm" svg:height="1.115cm" svg:x="12.201cm" svg:y="10.569cm">
          <draw:text-box>
            <text:p text:style-name="P10"><text:span text:style-name="T8">2 octets</text:span></text:p>
          </draw:text-box>
        </draw:frame>
        <draw:frame draw:style-name="gr7" draw:text-style-name="P11" draw:layer="layout" svg:width="2.426cm" svg:height="0.683cm" svg:x="17.65cm" svg:y="11.001cm">
          <draw:text-box>
            <text:p text:style-name="P10"><text:span text:style-name="T8">4 octets</text:span></text:p>
          </draw:text-box>
        </draw:frame>
        <draw:frame draw:style-name="gr7" draw:text-style-name="P11" draw:layer="layout" svg:width="2.674cm" svg:height="0.683cm" svg:x="8.401cm" svg:y="8.709cm">
          <draw:text-box>
            <text:p text:style-name="P10"><text:span text:style-name="T8">20 octets</text:span></text:p>
          </draw:text-box>
        </draw:frame>
        <draw:line draw:style-name="gr16" draw:text-style-name="P14" draw:layer="layout" svg:x1="8.2cm" svg:y1="4.8cm" svg:x2="19.8cm" svg:y2="4.8cm">
          <text:p/>
        </draw:line>
        <draw:custom-shape draw:style-name="gr21" draw:text-style-name="P2" draw:layer="layout" svg:width="3cm" svg:height="1cm" svg:x="3.4cm" svg:y="26.6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3cm" svg:height="1cm" svg:x="3.4cm" svg:y="24.6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4" draw:layer="layout" svg:width="3cm" svg:height="1cm" svg:x="3.4cm" svg:y="22.4cm">
          <text:p text:style-name="P1"><text:span text:style-name="T2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3cm" svg:height="1cm" svg:x="3.4cm" svg:y="19.6cm">
          <text:p text:style-name="P1"><text:span text:style-name="T3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2.2cm" svg:height="1cm" svg:x="1.2cm" svg:y="26.6cm">
          <text:p text:style-name="P1"><text:span text:style-name="T4">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2.2cm" svg:height="1cm" svg:x="1.2cm" svg:y="24.6cm">
          <text:p text:style-name="P1"><text:span text:style-name="T5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2.2cm" svg:height="1cm" svg:x="1.2cm" svg:y="19.6cm">
          <text:p text:style-name="P1"><text:span text:style-name="T6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2cm" svg:height="1cm" svg:x="1.2cm" svg:y="22.4cm">
          <text:p text:style-name="P1"><text:span text:style-name="T7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9cm" svg:height="1cm" svg:x="9.5cm" svg:y="24.6cm">
          <text:p text:style-name="P1"><text:span text:style-name="T1">adresse MAC</text:span></text:p>
          <text:p text:style-name="P1"><text:span text:style-name="T1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2.525cm" svg:height="0.683cm" svg:x="6.8cm" svg:y="25.6cm">
          <draw:text-box>
            <text:p text:style-name="P10"><text:span text:style-name="T8">6 octets</text:span></text:p>
          </draw:text-box>
        </draw:frame>
        <draw:custom-shape draw:style-name="gr8" draw:text-style-name="P7" draw:layer="layout" svg:width="2.1cm" svg:height="1cm" svg:x="12.4cm" svg:y="24.6cm">
          <text:p text:style-name="P1"><text:span text:style-name="T5">type/</text:span></text:p>
          <text:p text:style-name="P1"><text:span text:style-name="T5">longueu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4cm" svg:height="1cm" svg:x="14.5cm" svg:y="24.6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1.2cm" svg:height="1cm" svg:x="18.5cm" svg:y="24.6cm">
          <text:p text:style-name="P1"><text:span text:style-name="T5">F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3" draw:layer="layout" svg:width="2.6cm" svg:height="1cm" svg:x="8.2cm" svg:y="22.4cm">
          <text:p text:style-name="P1"><text:span text:style-name="T1">en-tête I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9cm" svg:height="1cm" svg:x="10.8cm" svg:y="22.4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4" draw:layer="layout" svg:x1="19.675cm" svg:y1="23.383cm" svg:x2="18.501cm" svg:y2="24.7cm">
          <text:p/>
        </draw:line>
        <draw:frame draw:style-name="gr27" draw:text-style-name="P11" draw:layer="layout" svg:width="9.324cm" svg:height="0.783cm" svg:x="10.176cm" svg:y="21.5cm">
          <draw:text-box>
            <text:p text:style-name="P10"><text:span text:style-name="T8">MTU: Maximum Transmit Unit = 1500 octets</text:span></text:p>
          </draw:text-box>
        </draw:frame>
        <draw:custom-shape draw:style-name="gr28" draw:text-style-name="P15" draw:layer="layout" svg:width="2.6cm" svg:height="1cm" svg:x="8.2cm" svg:y="19.6cm">
          <text:p text:style-name="P1"><text:span text:style-name="T10">en-tête</text:span></text:p>
          <text:p text:style-name="P1"><text:span text:style-name="T10">TCP ou UD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11" draw:layer="layout" svg:width="4.8cm" svg:height="0.683cm" svg:x="8.075cm" svg:y="20.514cm">
          <draw:text-box>
            <text:p text:style-name="P10"><text:span text:style-name="T8">20 octets + options</text:span></text:p>
          </draw:text-box>
        </draw:frame>
        <draw:custom-shape draw:style-name="gr12" draw:text-style-name="P12" draw:layer="layout" svg:width="9cm" svg:height="1cm" svg:x="10.8cm" svg:y="19.6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6" draw:text-style-name="P14" draw:layer="layout" svg:x1="8.2cm" svg:y1="22.1cm" svg:x2="19.8cm" svg:y2="22.1cm">
          <text:p/>
        </draw:line>
        <draw:frame draw:style-name="gr29" draw:text-style-name="P11" draw:layer="layout" svg:width="10.649cm" svg:height="0.733cm" svg:x="9.151cm" svg:y="18.825cm">
          <draw:text-box>
            <text:p text:style-name="P10"><text:span text:style-name="T8">MSS: Maximum Segment Size : 1440 à 1480 octets</text:span></text:p>
          </draw:text-box>
        </draw:frame>
        <draw:line draw:style-name="gr30" draw:text-style-name="P14" draw:layer="layout" svg:x1="8.35cm" svg:y1="23.433cm" svg:x2="14.401cm" svg:y2="24.6cm">
          <text:p/>
        </draw:line>
        <draw:custom-shape draw:style-name="gr31" draw:text-style-name="P16" draw:layer="layout" svg:width="3cm" svg:height="1cm" svg:x="3.4cm" svg:y="17cm">
          <text:p text:style-name="P1"><text:span text:style-name="T1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7" draw:layer="layout" svg:width="2.2cm" svg:height="1cm" svg:x="1.2cm" svg:y="17cm">
          <text:p text:style-name="P1"><text:span text:style-name="T12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8" draw:layer="layout" svg:width="2.6cm" svg:height="1cm" svg:x="8.2cm" svg:y="17cm">
          <text:p text:style-name="P1"><text:span text:style-name="T13">en-tête</text:span></text:p>
          <text:p text:style-name="P1"><text:span text:style-name="T13">protoc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9cm" svg:height="1cm" svg:x="10.8cm" svg:y="17cm">
          <text:p text:style-name="P1"><text:span text:style-name="T9">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6" draw:text-style-name="P14" draw:layer="layout" svg:x1="8.276cm" svg:y1="18cm" svg:x2="10.851cm" svg:y2="19.575cm">
          <text:p/>
        </draw:line>
        <draw:line draw:style-name="gr26" draw:text-style-name="P14" draw:layer="layout" svg:x1="8.35cm" svg:y1="20.6cm" svg:x2="10.8cm" svg:y2="22.425cm">
          <text:p/>
        </draw:line>
        <draw:line draw:style-name="gr26" draw:text-style-name="P14" draw:layer="layout" svg:x1="19.7cm" svg:y1="20.6cm" svg:x2="19.675cm" svg:y2="22.4cm">
          <text:p/>
        </draw:line>
        <draw:line draw:style-name="gr26" draw:text-style-name="P14" draw:layer="layout" svg:x1="19.701cm" svg:y1="17.925cm" svg:x2="19.701cm" svg:y2="19.52cm">
          <text:p/>
        </draw:line>
        <draw:line draw:style-name="gr16" draw:text-style-name="P14" draw:layer="layout" svg:x1="6.5cm" svg:y1="27.22cm" svg:x2="19.7cm" svg:y2="27.2cm">
          <text:p/>
        </draw:line>
        <draw:frame draw:style-name="gr7" draw:text-style-name="P11" draw:layer="layout" svg:width="3.075cm" svg:height="0.683cm" svg:x="11.525cm" svg:y="26.564cm">
          <draw:text-box>
            <text:p text:style-name="P10"><text:span text:style-name="T8">1518 octets</text:span></text:p>
          </draw:text-box>
        </draw:frame>
        <draw:custom-shape draw:style-name="gr6" draw:text-style-name="P3" draw:layer="layout" svg:width="2.9cm" svg:height="1cm" svg:x="6.6cm" svg:y="24.6cm">
          <text:p text:style-name="P1"><text:span text:style-name="T1">adresse MAC</text:span></text:p>
          <text:p text:style-name="P1"><text:span text:style-name="T1">destin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1" draw:layer="layout" svg:width="2.624cm" svg:height="0.684cm" svg:x="9.701cm" svg:y="25.6cm">
          <draw:text-box>
            <text:p text:style-name="P10"><text:span text:style-name="T8">6 octets</text:span></text:p>
          </draw:text-box>
        </draw:frame>
        <draw:frame draw:style-name="gr14" draw:text-style-name="P11" draw:layer="layout" svg:width="2.524cm" svg:height="1.115cm" svg:x="12.201cm" svg:y="25.169cm">
          <draw:text-box>
            <text:p text:style-name="P10"><text:span text:style-name="T8">2 octets</text:span></text:p>
          </draw:text-box>
        </draw:frame>
        <draw:frame draw:style-name="gr7" draw:text-style-name="P11" draw:layer="layout" svg:width="2.426cm" svg:height="0.683cm" svg:x="17.65cm" svg:y="25.601cm">
          <draw:text-box>
            <text:p text:style-name="P10"><text:span text:style-name="T8">4 octets</text:span></text:p>
          </draw:text-box>
        </draw:frame>
        <draw:frame draw:style-name="gr7" draw:text-style-name="P11" draw:layer="layout" svg:width="2.674cm" svg:height="0.683cm" svg:x="8.401cm" svg:y="23.309cm">
          <draw:text-box>
            <text:p text:style-name="P10"><text:span text:style-name="T8">20 octets</text:span></text:p>
          </draw:text-box>
        </draw:frame>
        <draw:line draw:style-name="gr16" draw:text-style-name="P14" draw:layer="layout" svg:x1="8.2cm" svg:y1="19.4cm" svg:x2="19.8cm" svg:y2="19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rial1" svg:font-family="Arial" style:font-pitch="variable"/>
    <style:font-face style:name="Hack" svg:font-family="Hack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="Dimension_20_Lines" draw:marker-start-width="0.3cm" draw:marker-start-center="false" draw:marker-end="Dimension_20_Lines" draw:marker-end-width="0.3cm" draw:marker-end-center="false" draw:fill="solid" draw:fill-color="#99ccff" draw:fill-gradient-name="Gradient_20_7" draw:fill-hatch-name="Hatch_20_4" draw:fill-image-name="Bitmape_20_5" draw:opacity="100%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 draw:shadow-opacity="10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1-26T21:43:24</meta:creation-date>
    <dc:date>2016-02-20T18:27:57.046030987</dc:date>
    <meta:editing-duration>PT8H3M57S</meta:editing-duration>
    <meta:editing-cycles>38</meta:editing-cycles>
    <meta:generator>LibreOffice/5.1.1.1$Linux_X86_64 LibreOffice_project/10m0$Build-1</meta:generator>
    <meta:print-date>2015-01-05T12:09:00.700836778</meta:print-date>
    <meta:printed-by>Philippe Latu</meta:printed-by>
    <dc:creator>Philippe Latu</dc:creator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